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fo:font-weight="bold" officeooo:rsid="00213919" officeooo:paragraph-rsid="00213919" style:font-weight-asian="bold" style:font-weight-complex="bold"/>
    </style:style>
    <style:style style:name="P5" style:family="paragraph" style:parent-style-name="Standard">
      <style:text-properties fo:font-weight="bold" officeooo:rsid="00213919" officeooo:paragraph-rsid="002da565" style:font-weight-asian="bold" style:font-weight-complex="bold"/>
    </style:style>
    <style:style style:name="P6" style:family="paragraph" style:parent-style-name="Standard">
      <style:text-properties fo:font-weight="bold" officeooo:rsid="0023cfe3" officeooo:paragraph-rsid="0023cfe3" style:font-weight-asian="bold" style:font-weight-complex="bold"/>
    </style:style>
    <style:style style:name="P7" style:family="paragraph" style:parent-style-name="Standard">
      <style:text-properties fo:font-weight="bold" officeooo:rsid="0023cfe3" officeooo:paragraph-rsid="002da565" style:font-weight-asian="bold" style:font-weight-complex="bold"/>
    </style:style>
    <style:style style:name="P8" style:family="paragraph" style:parent-style-name="Standard">
      <style:text-properties fo:font-weight="bold" officeooo:rsid="00202178" officeooo:paragraph-rsid="00202178" style:font-weight-asian="bold" style:font-weight-complex="bold"/>
    </style:style>
    <style:style style:name="P9" style:family="paragraph" style:parent-style-name="Standard">
      <style:text-properties fo:font-weight="bold" officeooo:rsid="004e3da7" officeooo:paragraph-rsid="004e3da7" style:font-weight-asian="bold" style:font-weight-complex="bold"/>
    </style:style>
    <style:style style:name="P10"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11" style:family="paragraph" style:parent-style-name="Standard">
      <style:text-properties fo:font-size="9pt" officeooo:rsid="0023cfe3" officeooo:paragraph-rsid="0066547d" style:font-size-asian="9pt" style:font-size-complex="9pt"/>
    </style:style>
    <style:style style:name="P12" style:family="paragraph" style:parent-style-name="Standard">
      <style:text-properties fo:font-size="9pt" officeooo:rsid="0023cfe3" officeooo:paragraph-rsid="009456fb" style:font-size-asian="9pt" style:font-size-complex="9pt"/>
    </style:style>
    <style:style style:name="P13" style:family="paragraph" style:parent-style-name="Standard">
      <style:text-properties fo:font-weight="normal" officeooo:rsid="002e80b7" officeooo:paragraph-rsid="002e80b7" style:font-weight-asian="normal" style:font-weight-complex="normal"/>
    </style:style>
    <style:style style:name="P14" style:family="paragraph" style:parent-style-name="Standard">
      <style:text-properties fo:font-weight="normal" officeooo:rsid="00300b79" officeooo:paragraph-rsid="00300b79" style:font-weight-asian="normal" style:font-weight-complex="normal"/>
    </style:style>
    <style:style style:name="P15" style:family="paragraph" style:parent-style-name="Standard">
      <style:text-properties fo:font-weight="normal" officeooo:rsid="00202178" officeooo:paragraph-rsid="00300b79" style:font-weight-asian="normal" style:font-weight-complex="normal"/>
    </style:style>
    <style:style style:name="P16" style:family="paragraph" style:parent-style-name="Standard">
      <style:text-properties fo:font-weight="normal" officeooo:rsid="00330b41" officeooo:paragraph-rsid="00330b41" style:font-weight-asian="normal" style:font-weight-complex="normal"/>
    </style:style>
    <style:style style:name="P17" style:family="paragraph" style:parent-style-name="Standard">
      <style:text-properties fo:font-weight="normal" officeooo:rsid="0034f77e" officeooo:paragraph-rsid="0034f77e" style:font-weight-asian="normal" style:font-weight-complex="normal"/>
    </style:style>
    <style:style style:name="P18" style:family="paragraph" style:parent-style-name="Standard">
      <style:text-properties fo:color="#000000" fo:font-weight="bold" officeooo:rsid="004e3da7" officeooo:paragraph-rsid="004e3da7" style:font-weight-asian="bold" style:font-weight-complex="bold"/>
    </style:style>
    <style:style style:name="P19" style:family="paragraph" style:parent-style-name="Standard">
      <style:text-properties fo:color="#000000" fo:font-weight="normal" officeooo:rsid="00300b79" officeooo:paragraph-rsid="00300b79" style:font-weight-asian="normal" style:font-weight-complex="normal"/>
    </style:style>
    <style:style style:name="P20" style:family="paragraph" style:parent-style-name="Standard">
      <style:text-properties fo:color="#000000" fo:font-weight="normal" officeooo:rsid="00202178" officeooo:paragraph-rsid="00300b79" style:font-weight-asian="normal" style:font-weight-complex="normal"/>
    </style:style>
    <style:style style:name="P21" style:family="paragraph" style:parent-style-name="Standard">
      <style:text-properties fo:color="#000000" style:text-underline-style="solid" style:text-underline-width="auto" style:text-underline-color="font-color" fo:font-weight="normal" officeooo:rsid="004e3da7" officeooo:paragraph-rsid="004e3da7" style:font-weight-asian="normal" style:font-weight-complex="normal"/>
    </style:style>
    <style:style style:name="P22" style:family="paragraph" style:parent-style-name="Standard">
      <style:text-properties fo:color="#000000" officeooo:rsid="0061bc5e" officeooo:paragraph-rsid="0061bc5e"/>
    </style:style>
    <style:style style:name="P23" style:family="paragraph" style:parent-style-name="Standard">
      <style:text-properties fo:color="#000000" officeooo:rsid="006234cd" officeooo:paragraph-rsid="0076745f"/>
    </style:style>
    <style:style style:name="P24" style:family="paragraph" style:parent-style-name="Standard">
      <style:text-properties fo:color="#000000" officeooo:rsid="00202178" officeooo:paragraph-rsid="00768e25"/>
    </style:style>
    <style:style style:name="P25" style:family="paragraph" style:parent-style-name="Standard">
      <style:text-properties fo:color="#000000" officeooo:rsid="00973530" officeooo:paragraph-rsid="00973530"/>
    </style:style>
    <style:style style:name="P26" style:family="paragraph" style:parent-style-name="Standard">
      <style:text-properties officeooo:rsid="003603ff" officeooo:paragraph-rsid="003603ff"/>
    </style:style>
    <style:style style:name="P27" style:family="paragraph" style:parent-style-name="Standard">
      <style:text-properties officeooo:rsid="003603ff" officeooo:paragraph-rsid="004fcb25"/>
    </style:style>
    <style:style style:name="P28" style:family="paragraph" style:parent-style-name="Standard">
      <style:text-properties officeooo:rsid="003603ff" officeooo:paragraph-rsid="0037e371"/>
    </style:style>
    <style:style style:name="P29" style:family="paragraph" style:parent-style-name="Standard">
      <style:text-properties officeooo:rsid="00396f1a" officeooo:paragraph-rsid="00396f1a"/>
    </style:style>
    <style:style style:name="P30" style:family="paragraph" style:parent-style-name="Standard">
      <style:text-properties officeooo:paragraph-rsid="00396f1a"/>
    </style:style>
    <style:style style:name="P31" style:family="paragraph" style:parent-style-name="Standard">
      <style:text-properties officeooo:rsid="003adaef" officeooo:paragraph-rsid="003adaef"/>
    </style:style>
    <style:style style:name="P32" style:family="paragraph" style:parent-style-name="Standard">
      <style:text-properties officeooo:rsid="0041a323" officeooo:paragraph-rsid="0041a323"/>
    </style:style>
    <style:style style:name="P33"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34"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35" style:family="paragraph" style:parent-style-name="Standard">
      <style:text-properties fo:color="#ce181e" fo:font-weight="bold" officeooo:rsid="00202178" officeooo:paragraph-rsid="00202178" style:font-weight-asian="bold" style:font-weight-complex="bold"/>
    </style:style>
    <style:style style:name="P36" style:family="paragraph" style:parent-style-name="Standard">
      <style:text-properties officeooo:rsid="0065574b" officeooo:paragraph-rsid="0066547d"/>
    </style:style>
    <style:style style:name="P37" style:family="paragraph" style:parent-style-name="Standard">
      <style:text-properties officeooo:rsid="0065574b" officeooo:paragraph-rsid="0065574b"/>
    </style:style>
    <style:style style:name="P38" style:family="paragraph" style:parent-style-name="Standard">
      <style:text-properties officeooo:rsid="006234cd" officeooo:paragraph-rsid="0076745f"/>
    </style:style>
    <style:style style:name="P39" style:family="paragraph" style:parent-style-name="Standard">
      <style:text-properties fo:font-size="11pt" officeooo:rsid="0023cfe3" officeooo:paragraph-rsid="009456fb" style:font-size-asian="11pt" style:font-size-complex="11pt"/>
    </style:style>
    <style:style style:name="P40" style:family="paragraph" style:parent-style-name="Standard">
      <style:text-properties fo:font-size="12pt" officeooo:rsid="0023cfe3" officeooo:paragraph-rsid="0066547d" style:font-size-asian="12pt" style:font-size-complex="12pt"/>
    </style:style>
    <style:style style:name="P41" style:family="paragraph" style:parent-style-name="Standard">
      <style:text-properties officeooo:rsid="00a37f10" officeooo:paragraph-rsid="00a37f10"/>
    </style:style>
    <style:style style:name="P42" style:family="paragraph" style:parent-style-name="Standard">
      <style:paragraph-properties fo:break-before="page"/>
      <style:text-properties fo:color="#ce181e" fo:font-weight="bold" officeooo:rsid="00202178" officeooo:paragraph-rsid="00202178" style:font-weight-asian="bold" style:font-weight-complex="bold"/>
    </style:style>
    <style:style style:name="P43" style:family="paragraph" style:parent-style-name="Standard" style:list-style-name="L1">
      <style:text-properties officeooo:rsid="0065574b" officeooo:paragraph-rsid="0066547d"/>
    </style:style>
    <style:style style:name="P44" style:family="paragraph" style:parent-style-name="Standard" style:list-style-name="L2">
      <style:text-properties officeooo:rsid="0065574b" officeooo:paragraph-rsid="0066547d"/>
    </style:style>
    <style:style style:name="P45" style:family="paragraph" style:parent-style-name="Standard">
      <style:text-properties fo:color="#000000" officeooo:rsid="0061bc5e" officeooo:paragraph-rsid="0061bc5e"/>
    </style:style>
    <style:style style:name="P46" style:family="paragraph" style:parent-style-name="Standard">
      <style:text-properties fo:color="#000000" officeooo:rsid="00973530" officeooo:paragraph-rsid="00973530"/>
    </style:style>
    <style:style style:name="P47" style:family="paragraph" style:parent-style-name="Standard">
      <style:text-properties officeooo:rsid="006234cd" officeooo:paragraph-rsid="0076745f"/>
    </style:style>
    <style:style style:name="P48" style:family="paragraph" style:parent-style-name="Standard">
      <style:text-properties officeooo:rsid="009ec7d9" officeooo:paragraph-rsid="009ec7d9"/>
    </style:style>
    <style:style style:name="P49" style:family="paragraph" style:parent-style-name="Standard">
      <style:text-properties officeooo:rsid="00a37f10" officeooo:paragraph-rsid="00a37f10"/>
    </style:style>
    <style:style style:name="P50" style:family="paragraph" style:parent-style-name="Standard">
      <style:text-properties officeooo:rsid="00c26ed7" officeooo:paragraph-rsid="00c26ed7"/>
    </style:style>
    <style:style style:name="P51" style:family="paragraph" style:parent-style-name="Standard">
      <style:text-properties fo:font-size="9pt" officeooo:rsid="0023cfe3" officeooo:paragraph-rsid="009456fb" style:font-size-asian="9pt" style:font-size-complex="9pt"/>
    </style:style>
    <style:style style:name="P52" style:family="paragraph" style:parent-style-name="Standard">
      <style:text-properties fo:font-size="9pt" officeooo:rsid="0023cfe3" officeooo:paragraph-rsid="0066547d" style:font-size-asian="9pt" style:font-size-complex="9pt"/>
    </style:style>
    <style:style style:name="P53" style:family="paragraph" style:parent-style-name="Standard">
      <style:text-properties fo:font-size="9pt" officeooo:rsid="00c597ec" officeooo:paragraph-rsid="00c597ec" style:font-size-asian="9pt" style:font-size-complex="9pt"/>
    </style:style>
    <style:style style:name="P54" style:family="paragraph" style:parent-style-name="Standard">
      <style:text-properties fo:font-size="9pt" officeooo:rsid="00c597ec" officeooo:paragraph-rsid="00ced932" style:font-size-asian="9pt" style:font-size-complex="9pt"/>
    </style:style>
    <style:style style:name="P55" style:family="paragraph" style:parent-style-name="Standard">
      <style:text-properties officeooo:rsid="00c32819" officeooo:paragraph-rsid="00c32819"/>
    </style:style>
    <style:style style:name="P56" style:family="paragraph" style:parent-style-name="Standard">
      <style:text-properties style:text-underline-style="solid" style:text-underline-width="auto" style:text-underline-color="font-color" officeooo:rsid="00c26ed7" officeooo:paragraph-rsid="00c26ed7"/>
    </style:style>
    <style:style style:name="P57" style:family="paragraph" style:parent-style-name="Standard">
      <style:text-properties officeooo:rsid="00c597ec" officeooo:paragraph-rsid="00c597ec"/>
    </style:style>
    <style:style style:name="P58" style:family="paragraph" style:parent-style-name="Standard">
      <style:text-properties fo:font-size="12pt" officeooo:rsid="00c597ec" officeooo:paragraph-rsid="00c597ec" style:font-size-asian="12pt" style:font-size-complex="12pt"/>
    </style:style>
    <style:style style:name="P59" style:family="paragraph" style:parent-style-name="Standard">
      <style:text-properties fo:font-size="12pt" officeooo:rsid="00c5e716" officeooo:paragraph-rsid="00c597ec" style:font-size-asian="12pt" style:font-size-complex="12pt"/>
    </style:style>
    <style:style style:name="P60" style:family="paragraph" style:parent-style-name="Standard">
      <style:text-properties fo:font-size="12pt" officeooo:rsid="00c6158b" officeooo:paragraph-rsid="00c6158b" style:font-size-asian="12pt" style:font-size-complex="12pt"/>
    </style:style>
    <style:style style:name="P61" style:family="paragraph" style:parent-style-name="Standard">
      <style:text-properties fo:font-size="12pt" officeooo:rsid="00c6f7ad" officeooo:paragraph-rsid="00c6f7ad" style:font-size-asian="12pt" style:font-size-complex="12pt"/>
    </style:style>
    <style:style style:name="P62" style:family="paragraph" style:parent-style-name="Standard">
      <style:text-properties fo:font-size="12pt" officeooo:rsid="00ced932" officeooo:paragraph-rsid="00ced932" style:font-size-asian="12pt" style:font-size-complex="12pt"/>
    </style:style>
    <style:style style:name="P63" style:family="paragraph" style:parent-style-name="Standard">
      <style:text-properties fo:font-variant="normal" fo:text-transform="none" fo:color="#000000" style:font-name="Helvetica" fo:font-size="9pt" fo:letter-spacing="normal" fo:font-style="normal" fo:font-weight="normal" officeooo:rsid="00c597ec" officeooo:paragraph-rsid="00ced932" style:font-size-asian="9pt" style:font-size-complex="9pt"/>
    </style:style>
    <style:style style:name="P64" style:family="paragraph" style:parent-style-name="Standard">
      <style:paragraph-properties fo:padding-left="0in" fo:padding-right="0in" fo:padding-top="0in" fo:padding-bottom="0.0291in" fo:border-left="none" fo:border-right="none" fo:border-top="none" fo:border-bottom="0.99pt solid #000000" style:join-border="false"/>
      <style:text-properties fo:color="#000000" officeooo:rsid="0061bc5e" officeooo:paragraph-rsid="0061bc5e"/>
    </style:style>
    <style:style style:name="P65" style:family="paragraph" style:parent-style-name="Standard">
      <style:paragraph-properties fo:break-before="page"/>
      <style:text-properties fo:font-size="12pt" officeooo:rsid="00c597ec" officeooo:paragraph-rsid="00c597ec" style:font-size-asian="12pt" style:font-size-complex="12pt"/>
    </style:style>
    <style:style style:name="T1" style:family="text">
      <style:text-properties officeooo:rsid="00202178"/>
    </style:style>
    <style:style style:name="T2" style:family="text">
      <style:text-properties officeooo:rsid="00300b79"/>
    </style:style>
    <style:style style:name="T3" style:family="text">
      <style:text-properties officeooo:rsid="00306472"/>
    </style:style>
    <style:style style:name="T4" style:family="text">
      <style:text-properties officeooo:rsid="0034de64"/>
    </style:style>
    <style:style style:name="T5" style:family="text">
      <style:text-properties officeooo:rsid="00396f1a"/>
    </style:style>
    <style:style style:name="T6" style:family="text">
      <style:text-properties officeooo:rsid="003b2978"/>
    </style:style>
    <style:style style:name="T7" style:family="text">
      <style:text-properties officeooo:rsid="0043378f"/>
    </style:style>
    <style:style style:name="T8" style:family="text">
      <style:text-properties officeooo:rsid="0045d06b"/>
    </style:style>
    <style:style style:name="T9" style:family="text">
      <style:text-properties officeooo:rsid="004736fe"/>
    </style:style>
    <style:style style:name="T10" style:family="text">
      <style:text-properties officeooo:rsid="005c6f96"/>
    </style:style>
    <style:style style:name="T11" style:family="text">
      <style:text-properties officeooo:rsid="006c4bda"/>
    </style:style>
    <style:style style:name="T12" style:family="text">
      <style:text-properties officeooo:rsid="00703c11"/>
    </style:style>
    <style:style style:name="T13" style:family="text">
      <style:text-properties officeooo:rsid="00717c13"/>
    </style:style>
    <style:style style:name="T14" style:family="text">
      <style:text-properties officeooo:rsid="0071b6e2"/>
    </style:style>
    <style:style style:name="T15" style:family="text">
      <style:text-properties officeooo:rsid="00958ebd"/>
    </style:style>
    <style:style style:name="T16" style:family="text">
      <style:text-properties officeooo:rsid="0097cb58"/>
    </style:style>
    <style:style style:name="T17" style:family="text">
      <style:text-properties officeooo:rsid="00bda45a"/>
    </style:style>
    <style:style style:name="T18" style:family="text">
      <style:text-properties officeooo:rsid="00c830a1"/>
    </style:style>
    <style:style style:name="T19" style:family="text">
      <style:text-properties officeooo:rsid="00c88527"/>
    </style:style>
    <style:style style:name="T20" style:family="text">
      <style:text-properties officeooo:rsid="00cb0f13"/>
    </style:style>
    <style:style style:name="T21" style:family="text">
      <style:text-properties officeooo:rsid="00d1b4c4"/>
    </style:style>
    <style:style style:name="T22" style:family="text">
      <style:text-properties fo:font-style="italic" officeooo:rsid="00d1b4c4" style:font-style-asian="italic" style:font-style-complex="italic"/>
    </style:style>
    <style:style style:name="T23" style:family="text">
      <style:text-properties fo:font-style="normal" officeooo:rsid="00d1b4c4"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Λειτουργικά Συστήματα <text:span text:style-name="T1">Υπολογιστών</text:span></text:p>
      <text:p text:style-name="P10"/>
      <text:p text:style-name="P33">1η Εργαστηριακή Αναφορά </text:p>
      <text:p text:style-name="P1"/>
      <text:p text:style-name="P2">Θοδωρής Παπαρρηγόπουλος el18040</text:p>
      <text:p text:style-name="P2">Ορφέας Φιλιππόπουλος el18082</text:p>
      <text:p text:style-name="P2"/>
      <text:p text:style-name="P35">Άσκηση 1</text:p>
      <text:p text:style-name="P3"/>
      <text:p text:style-name="P5">Πηγαίος Κώδικας </text:p>
      <text:p text:style-name="P18"/>
      <text:p text:style-name="P21">main.c: </text:p>
      <text:p text:style-name="P21"/>
      <text:p text:style-name="P19">#include “zing.h”</text:p>
      <text:p text:style-name="P20">int main(int argc, char **argv) { <text:s text:c="2"/></text:p>
      <text:p text:style-name="P15"><text:s text:c="4"/><text:span text:style-name="T2">zing(); </text:span></text:p>
      <text:p text:style-name="P15"><text:s text:c="4"/><text:span text:style-name="T2">return 0;</text:span></text:p>
      <text:p text:style-name="P14">}</text:p>
      <text:p text:style-name="P9"/>
      <text:p text:style-name="P7">Ερωτήσεις</text:p>
      <text:p text:style-name="P13"/>
      <text:p text:style-name="P13">1) <text:span text:style-name="T3">Γενικά, η χρήση επικεφαλίδας χρησιμοποιείται προκειμένου να δηλώσουμε συναρτήσεις χωρίς την υλοποίηση τους. Οι επικεφαλίδες μας εξυπηρετούν για πολλούς σκοπούς. Αρχικά, όταν γίνεται compile ένα αρχείο που χρησιμοποιεί μία συνάρτηση, ο compiler χρειάζεται μόνο το declaration της συνάρτησης. Επίσης, όταν κάνει link τα αρχεία κάνει ξανά compile μόνο τα αρχεία που ανιχνεύει αλλαγές. Έτσι, τελικά μειώνεται ο χρόνος το compile. Επιπλέον, σε μεγάλα project, το να έχεις χωρισμένο τα αρχεία σε declaration και implementation βολεύει από άποψη ότι εύκολα ανατρέχεις να δεις τις διαθέσιμες συναρτήσεις σε κάθε αρχείο χωρίς να χρειάζεται να περνάς και τις υλοποιήσεις τις κάθε συνάρτησης.</text:span></text:p>
      <text:p text:style-name="P13"/>
      <text:p text:style-name="P16">2) <text:span text:style-name="T4">Makefile:</text:span></text:p>
      <text:p text:style-name="P17">all: main mainy</text:p>
      <text:p text:style-name="P17"/>
      <text:p text:style-name="P17">main: main.o zing.o</text:p>
      <text:p text:style-name="P17"><text:tab/>gcc -o main main.o zing.o</text:p>
      <text:p text:style-name="P17">mainy: main.o zing2.o</text:p>
      <text:p text:style-name="P17"><text:tab/>gcc -o mainy main.o zing2.o</text:p>
      <text:p text:style-name="P17"/>
      <text:p text:style-name="P17">main.o: main.c</text:p>
      <text:p text:style-name="P17"><text:tab/>gcc -Wall -c main.c</text:p>
      <text:p text:style-name="P17"/>
      <text:p text:style-name="P17">zing2.o: zing2.c</text:p>
      <text:p text:style-name="P17"><text:tab/>gcc -Wall -c zing2.c</text:p>
      <text:p text:style-name="P17"/>
      <text:p text:style-name="P17">clean:</text:p>
      <text:p text:style-name="P17"><text:tab/>rm -f main.o *~</text:p>
      <text:p text:style-name="P26"/>
      <text:p text:style-name="P26"/>
      <text:p text:style-name="P26"/>
      <text:p text:style-name="P26"/>
      <text:p text:style-name="P26"/>
      <text:p text:style-name="P26"/>
      <text:p text:style-name="P26"><text:soft-page-break/></text:p>
      <text:p text:style-name="P26">3) <text:span text:style-name="T10">Κάνουμε implement την zing() στο zing2.c ως</text:span></text:p>
      <text:p text:style-name="P26">#include "zing2.h"</text:p>
      <text:p text:style-name="P26"/>
      <text:p text:style-name="P26">void zing(){</text:p>
      <text:p text:style-name="P27"><text:s text:c="4"/>char *s;</text:p>
      <text:p text:style-name="P26"><text:s text:c="4"/>if( ( s = getlogin() ) == NULL ) {</text:p>
      <text:p text:style-name="P26"><text:s text:c="7"/>printf( "cannot find login name\n" );</text:p>
      <text:p text:style-name="P26"><text:s text:c="4"/>} else {</text:p>
      <text:p text:style-name="P26"><text:s text:c="7"/>printf( "Hello,your login name is %s\n", s );</text:p>
      <text:p text:style-name="P26"><text:s text:c="4"/>}</text:p>
      <text:p text:style-name="P26">}</text:p>
      <text:p text:style-name="P26"/>
      <text:p text:style-name="P26">4) <text:span text:style-name="T9">Γενικά είναι good practice να σπάμε τα αρχεία μας σε υπό-αρχεία. Στη συγκεκριμένη περίπτωση, μπορούμε να κάνουμε ένα νέο αρχείο που θα βάλουμε την συνάρτηση που δουλεύουμε, έτσι στο compile δεν θα ανιχνεύει αλλαγή στις υπόλοιπες 499 συναρτήσεις του άλλου αρχείο. Συνεπώς το compile θα γίνεται πολύ πιο γρήγορα σε σχέση με πριν.</text:span></text:p>
      <text:p text:style-name="P26"/>
      <text:p text:style-name="P28">5) Αυτό που έγινε ήταν <text:span text:style-name="T12">ότι</text:span> έδωσε για εκτελέσιμο αρχείο το αρχείο που είχε τον πηγαίο κώδικα. Έτσι, ο κώδικας που έγραφε έγινε overwrite από το αποτέλεσμα του compile <text:span text:style-name="T13">(το binary file)</text:span>.</text:p>
      <text:p text:style-name="P29">Για πειραματικούς σκοπούς έφτιαξα ένα απλό αρχείο test.c <text:line-break/> <text:s/></text:p>
      <text:p text:style-name="P29">#include &lt;stdio.h&gt;</text:p>
      <text:p text:style-name="P29">int main() {<text:line-break/><text:tab/>printf(“Hello world\n”);</text:p>
      <text:p text:style-name="P29"><text:tab/>return 0;</text:p>
      <text:p text:style-name="P29">}</text:p>
      <text:p text:style-name="P30"><text:span text:style-name="T14">Τρέξαμε </text:span>gcc -Wall -o <text:span text:style-name="T5">test</text:span>.c <text:span text:style-name="T5">test</text:span>.c</text:p>
      <text:p text:style-name="P31">Και μετά χρησιμοποιώντας το νέο test.c <text:span text:style-name="T11">τρέξαμε</text:span> ./test.c και έτρεξε κανονικά <text:span text:style-name="T6">τυπώνοντας Hello world !</text:span></text:p>
      <text:p text:style-name="P31"/>
      <text:p text:style-name="P26">Ωστόσο, τρέχοντας την ίδια εντολή σε native linux environment <text:span text:style-name="T8">με gcc (Ubuntu 7.5.0-3ubuntu1~18.04) 7.5.0</text:span> μου πέταξε το εξής error ο compiler:</text:p>
      <text:p text:style-name="P26">gcc: fatal error: input file ‘test.c’ is the same as output file</text:p>
      <text:p text:style-name="P26">compilation terminated. <text:s/></text:p>
      <text:p text:style-name="P32">Συνεπώς, ο <text:span text:style-name="T7">συνεργάτης</text:span> καλό είναι να δουλεύει locally πρώτα. </text:p>
      <text:p text:style-name="P26"/>
      <text:p text:style-name="P8"/>
      <text:p text:style-name="P42">Άσκηση 2</text:p>
      <text:p text:style-name="P2"/>
      <text:p text:style-name="P4">Πηγαίος Κώδικας </text:p>
      <text:p text:style-name="P22">Έχουμε κάνει 2 διαφορετικές υλοποιήσεις. </text:p>
      <text:p text:style-name="P22"/>
      <text:p text:style-name="P25">Η πρώτη υλοποίηση είναι με άμεση χρήση των read και write και χρήση ενός δυναμικού buffer προκειμένου να κάνουμε store τα δεδομένα που διαβάζουμε. Η δεύτερη λύση χρησιμοποιεί higher level functions προκειμένου να <text:span text:style-name="T17">γίνεται πιο γρήγορα</text:span> <text:span text:style-name="T16">και είναι υλοποιημένη με την μέθοδο του get-char από το ένα αρχείο και put-char στο αρχείο εξόδου. </text:span></text:p>
      <text:p text:style-name="P25"/>
      <text:p text:style-name="P22"><text:span text:style-name="T15">1) </text:span>=======================================================================</text:p>
      <text:p text:style-name="P22">--------------------------------<text:span text:style-name="T15">fconc</text:span>.c-----------------------------------</text:p>
      <text:p text:style-name="P22"/>
      <text:p text:style-name="P22">#include &lt;sys/types.h&gt;</text:p>
      <text:p text:style-name="P22">#include &lt;sys/stat.h&gt;</text:p>
      <text:p text:style-name="P22">#include &lt;fcntl.h&gt;</text:p>
      <text:p text:style-name="P22">#include "write_file.h"</text:p>
      <text:p text:style-name="P22">//#include "write_fun.h"</text:p>
      <text:p text:style-name="P22">#include &lt;unistd.h&gt;</text:p>
      <text:p text:style-name="P22">#include &lt;stdbool.h&gt;</text:p>
      <text:p text:style-name="P22"/>
      <text:p text:style-name="P22">struct all{ </text:p>
      <text:p text:style-name="P22"><text:s text:c="8"/>int fd;</text:p>
      <text:p text:style-name="P22"><text:s text:c="8"/>char* copy;</text:p>
      <text:p text:style-name="P22"><text:s text:c="8"/>bool boo;</text:p>
      <text:p text:style-name="P22">}; </text:p>
      <text:p text:style-name="P22">int main(int argc, char **argv){</text:p>
      <text:p text:style-name="P22"/>
      <text:p text:style-name="P22"><text:s text:c="4"/>if(argc&gt;4){</text:p>
      <text:p text:style-name="P22"><text:s text:c="8"/>printf("Too many arguments");</text:p>
      <text:p text:style-name="P22"><text:s text:c="8"/>return 0;</text:p>
      <text:p text:style-name="P22"><text:s text:c="4"/>}</text:p>
      <text:p text:style-name="P22"/>
      <text:p text:style-name="P22"><text:s text:c="4"/>struct all array[2]; </text:p>
      <text:p text:style-name="P22"/>
      <text:p text:style-name="P22"><text:s text:c="4"/>if(argc &gt; 4 || argc &lt; 3){</text:p>
      <text:p text:style-name="P22"><text:s text:c="8"/>fprintf(stderr, "You need to only add 2 or 3 arguments\n"); </text:p>
      <text:p text:style-name="P22"><text:s text:c="8"/>return 0;</text:p>
      <text:p text:style-name="P22"><text:s text:c="4"/>}</text:p>
      <text:p text:style-name="P22"/>
      <text:p text:style-name="P22"><text:s text:c="4"/>int oflags = O_CREAT | O_WRONLY | O_TRUNC; </text:p>
      <text:p text:style-name="P22"><text:s text:c="4"/>int mode = S_IRUSR | S_IWUSR;</text:p>
      <text:p text:style-name="P22"/>
      <text:p text:style-name="P22"><text:s text:c="4"/>int fd3;</text:p>
      <text:p text:style-name="P22"><text:s text:c="4"/>int i;</text:p>
      <text:p text:style-name="P22"/>
      <text:p text:style-name="P22"><text:s text:c="4"/>for(i = 0; i &lt; argc-1; i++){</text:p>
      <text:p text:style-name="P22"><text:s text:c="12"/>//printf("comparing ready\n");</text:p>
      <text:p text:style-name="P22"><text:s text:c="12"/>//printf("comparing = %d\n", strcmp(argv[i+1], "fconc.out"));</text:p>
      <text:p text:style-name="P22"><text:s text:c="12"/>if(argc==4 &amp;&amp; i == argc-1) break;</text:p>
      <text:p text:style-name="P22"><text:soft-page-break/><text:s text:c="12"/>if((*argv[i+1] == *argv[argc-1] &amp;&amp; argc == 4) || (0==strcmp(argv[i+1], "fconc.out") &amp;&amp; argc == 3)){</text:p>
      <text:p text:style-name="P22"><text:s text:c="16"/>array[i].boo = true;</text:p>
      <text:p text:style-name="P22"><text:s text:c="16"/>printf("Waring: %s is already passed as an argument and it will be overwritten, are you sure?\n", argv[argc-1]);</text:p>
      <text:p text:style-name="P22"><text:s text:c="16"/>printf("Press enter to continue or any other button and enter to do not");</text:p>
      <text:p text:style-name="P22"><text:s text:c="16"/></text:p>
      <text:p text:style-name="P22"><text:s text:c="16"/>char c;</text:p>
      <text:p text:style-name="P22"><text:s text:c="4"/></text:p>
      <text:p text:style-name="P22"><text:s text:c="16"/>scanf("%c",&amp;c);</text:p>
      <text:p text:style-name="P22"/>
      <text:p text:style-name="P22"><text:s text:c="16"/>if(c == 10){</text:p>
      <text:p text:style-name="P22"><text:s text:c="24"/>continue;</text:p>
      <text:p text:style-name="P22"><text:s text:c="16"/>}</text:p>
      <text:p text:style-name="P22"><text:s text:c="16"/>else return 0;</text:p>
      <text:p text:style-name="P22"/>
      <text:p text:style-name="P22"><text:s text:c="8"/>}</text:p>
      <text:p text:style-name="P22"><text:s text:c="4"/>}</text:p>
      <text:p text:style-name="P22"/>
      <text:p text:style-name="P22"><text:s text:c="4"/>FILE* files[argc-2];</text:p>
      <text:p text:style-name="P22"><text:s text:c="4"/>int counter = 0;</text:p>
      <text:p text:style-name="P22"><text:s text:c="4"/>for(i = 0; i&lt;2; i++){</text:p>
      <text:p text:style-name="P22"><text:s text:c="8"/>if(array[i].boo == true){</text:p>
      <text:p text:style-name="P22"><text:s text:c="16"/>printf("i am bored\n");</text:p>
      <text:p text:style-name="P22"><text:s text:c="16"/>counter = counter+1;</text:p>
      <text:p text:style-name="P22"><text:s text:c="16"/>array[i].fd = open(argv[i+1], O_RDONLY);</text:p>
      <text:p text:style-name="P22"><text:s text:c="16"/>if(array[i].fd == -1){</text:p>
      <text:p text:style-name="P22"><text:s text:c="16"/>printf("%s: No such file or directory \n", argv[i+1]);</text:p>
      <text:p text:style-name="P22"><text:s text:c="16"/>exit(1);</text:p>
      <text:p text:style-name="P22"><text:s text:c="16"/>} </text:p>
      <text:p text:style-name="P22"/>
      <text:p text:style-name="P22"><text:s text:c="16"/>files[i] = fdopen(array[i].fd, "r");</text:p>
      <text:p text:style-name="P22"/>
      <text:p text:style-name="P22"><text:s text:c="16"/>fseek(files[i], 0L, SEEK_END);</text:p>
      <text:p text:style-name="P22"><text:s text:c="16"/>long int res = ftell(files[i]); // it affects array[i].fd too</text:p>
      <text:p text:style-name="P22"><text:s text:c="16"/>//fseek(fp, 0L, SEEK_SET); it doesnt affect array[i].fd</text:p>
      <text:p text:style-name="P22"><text:s text:c="16"/>fclose(files[i]);</text:p>
      <text:p text:style-name="P22"/>
      <text:p text:style-name="P22"><text:s text:c="16"/>array[i].fd = open(argv[i+1], O_RDONLY);</text:p>
      <text:p text:style-name="P22"/>
      <text:p text:style-name="P22"><text:s text:c="16"/>array[i].copy = (char *)calloc(res+1, sizeof(char));</text:p>
      <text:p text:style-name="P22"/>
      <text:p text:style-name="P22"><text:s text:c="16"/>ssize_t rcnt1 = 0;</text:p>
      <text:p text:style-name="P22"/>
      <text:p text:style-name="P22"><text:s text:c="16"/>for(;;){</text:p>
      <text:p text:style-name="P22"><text:s text:c="24"/>rcnt1 = read(array[i].fd, array[i].copy, res);</text:p>
      <text:p text:style-name="P22"><text:s text:c="24"/>if(rcnt1 == 0){</text:p>
      <text:p text:style-name="P22"><text:s text:c="33"/>break;</text:p>
      <text:p text:style-name="P22"><text:s text:c="24"/>}</text:p>
      <text:p text:style-name="P22"/>
      <text:p text:style-name="P22"><text:s text:c="24"/>if(rcnt1 == -1){</text:p>
      <text:p text:style-name="P22"><text:s text:c="32"/>perror("read");</text:p>
      <text:p text:style-name="P22"><text:soft-page-break/><text:s text:c="32"/>exit(1);</text:p>
      <text:p text:style-name="P22"><text:s text:c="25"/>}</text:p>
      <text:p text:style-name="P22"/>
      <text:p text:style-name="P22"><text:s text:c="16"/>}</text:p>
      <text:p text:style-name="P22"><text:s text:c="16"/>printf("this is the one: %s\n", array[i].copy);</text:p>
      <text:p text:style-name="P22"><text:s text:c="8"/>}</text:p>
      <text:p text:style-name="P22"><text:s text:c="4"/>}</text:p>
      <text:p text:style-name="P22"/>
      <text:p text:style-name="P22"><text:s text:c="3"/>if(argc == 4) fd3 = open(argv[argc-1], oflags, mode);</text:p>
      <text:p text:style-name="P22"><text:s text:c="3"/>else fd3 = open("fconc.out", oflags, mode);</text:p>
      <text:p text:style-name="P22"/>
      <text:p text:style-name="P22"/>
      <text:p text:style-name="P22"/>
      <text:p text:style-name="P22"/>
      <text:p text:style-name="P22"><text:s text:c="3"/>for(i = 0; i&lt;argc-1; i++){</text:p>
      <text:p text:style-name="P22"><text:s text:c="8"/>if(argc==4 &amp;&amp; i == argc-2) break;</text:p>
      <text:p text:style-name="P22"><text:s text:c="8"/>write_file(fd3, argv[i+1], array[i].fd, array[i].copy, array[i].boo);</text:p>
      <text:p text:style-name="P22"><text:s text:c="3"/>}</text:p>
      <text:p text:style-name="P22"/>
      <text:p text:style-name="P22"/>
      <text:p text:style-name="P22">// <text:s text:c="2"/>printf("counter: %d\n", counter); </text:p>
      <text:p text:style-name="P22"><text:s text:c="5"/>for(i = 0; i&lt;counter; i++){</text:p>
      <text:p text:style-name="P22"><text:s text:c="8"/>if(0 == strcmp(array[i].copy, "")) continue;</text:p>
      <text:p text:style-name="P22"><text:s text:c="8"/>free(array[i].copy);</text:p>
      <text:p text:style-name="P22"><text:s text:c="8"/>//printf("hallo there\n");</text:p>
      <text:p text:style-name="P22"><text:s text:c="3"/>}</text:p>
      <text:p text:style-name="P22"><text:s text:c="2"/></text:p>
      <text:p text:style-name="P22"><text:s text:c="3"/>return 0;</text:p>
      <text:p text:style-name="P22">} </text:p>
      <text:p text:style-name="P22"/>
      <text:p text:style-name="P22"/>
      <text:p text:style-name="P64">------------------------------------end of main----------------------------------- </text:p>
      <text:p text:style-name="P64"/>
      <text:p text:style-name="P22"/>
      <text:p text:style-name="P22">------------------------------------WRITE_FILE-------------------------------------------</text:p>
      <text:p text:style-name="P22"/>
      <text:p text:style-name="P22">-----------------------------------write_file.h------------------------------------------</text:p>
      <text:p text:style-name="P22"/>
      <text:p text:style-name="P22">#ifndef WRITE_FILE_H</text:p>
      <text:p text:style-name="P22">#define WRITE_FILE_H</text:p>
      <text:p text:style-name="P22">#include "write_fun.h"</text:p>
      <text:p text:style-name="P22">#include &lt;unistd.h&gt;</text:p>
      <text:p text:style-name="P22">#include &lt;sys/types.h&gt;</text:p>
      <text:p text:style-name="P22">#include &lt;sys/stat.h&gt;</text:p>
      <text:p text:style-name="P22">#include &lt;fcntl.h&gt;</text:p>
      <text:p text:style-name="P22">#include &lt;stdlib.h&gt;</text:p>
      <text:p text:style-name="P22">#include &lt;string.h&gt;</text:p>
      <text:p text:style-name="P22">#include &lt;stdbool.h&gt;</text:p>
      <text:p text:style-name="P22"/>
      <text:p text:style-name="P22">void write_file(int fd, const char *infile, int fd_inn, <text:s/>char* buff, bool boo);</text:p>
      <text:p text:style-name="P22"/>
      <text:p text:style-name="P22">#endif</text:p>
      <text:p text:style-name="P22"><text:soft-page-break/></text:p>
      <text:p text:style-name="P22"/>
      <text:p text:style-name="P22">-----------------------------------write_file.c------------------------------------------</text:p>
      <text:p text:style-name="P22"/>
      <text:p text:style-name="P22">#include "write_file.h"</text:p>
      <text:p text:style-name="P22"/>
      <text:p text:style-name="P22"/>
      <text:p text:style-name="P22">void <text:s/>write_file(int fd, const char *infile, int fd_inn, char* buff, bool boo){</text:p>
      <text:p text:style-name="P22"/>
      <text:p text:style-name="P22"><text:s text:c="8"/>if(boo == true){</text:p>
      <text:p text:style-name="P22"><text:s text:c="16"/>doWrite(fd, buff, strlen(buff));</text:p>
      <text:p text:style-name="P22"/>
      <text:p text:style-name="P22"><text:s text:c="8"/>}</text:p>
      <text:p text:style-name="P22"><text:s text:c="8"/>else{</text:p>
      <text:p text:style-name="P22"/>
      <text:p text:style-name="P22"><text:s text:c="16"/>int fd1;</text:p>
      <text:p text:style-name="P22"><text:s text:c="16"/>fd1 = open(infile, O_RDONLY);</text:p>
      <text:p text:style-name="P22"/>
      <text:p text:style-name="P22"/>
      <text:p text:style-name="P22"><text:s text:c="16"/>if(fd1 == -1){</text:p>
      <text:p text:style-name="P22"><text:s text:c="24"/>printf("%s: No such file or directory \n", infile);</text:p>
      <text:p text:style-name="P22"><text:s text:c="24"/>exit(1);</text:p>
      <text:p text:style-name="P22"><text:s text:c="16"/>}</text:p>
      <text:p text:style-name="P22"/>
      <text:p text:style-name="P22"><text:s text:c="16"/>FILE * fp = fdopen(fd1, "r");</text:p>
      <text:p text:style-name="P22"/>
      <text:p text:style-name="P22"><text:s text:c="16"/>fseek(fp, 0L, SEEK_END);</text:p>
      <text:p text:style-name="P22"><text:s text:c="16"/>long int res = ftell(fp); // it affects fd1 too</text:p>
      <text:p text:style-name="P22"><text:s text:c="8"/>// <text:s text:c="5"/>fseek(fp, 0L, SEEK_SET); it doesnt affect fd1</text:p>
      <text:p text:style-name="P22"/>
      <text:p text:style-name="P22"><text:s text:c="16"/>fd1 = open(infile, O_RDONLY);</text:p>
      <text:p text:style-name="P22"/>
      <text:p text:style-name="P22"><text:s text:c="16"/>char * con;</text:p>
      <text:p text:style-name="P22"><text:s text:c="16"/>con = (char *)calloc(res+1, sizeof(char));</text:p>
      <text:p text:style-name="P22"/>
      <text:p text:style-name="P22"/>
      <text:p text:style-name="P22"/>
      <text:p text:style-name="P22"><text:s text:c="16"/>ssize_t rcnt1 = 0;</text:p>
      <text:p text:style-name="P22"/>
      <text:p text:style-name="P22"><text:s text:c="16"/>for(;;){</text:p>
      <text:p text:style-name="P22"/>
      <text:p text:style-name="P22"><text:s text:c="24"/>rcnt1 = read(fd1, con, res);</text:p>
      <text:p text:style-name="P22"><text:s text:c="24"/>if(rcnt1 == 0){</text:p>
      <text:p text:style-name="P22"><text:s text:c="32"/>break;</text:p>
      <text:p text:style-name="P22"><text:s text:c="24"/>}</text:p>
      <text:p text:style-name="P22"><text:s text:c="6"/></text:p>
      <text:p text:style-name="P22"><text:s text:c="24"/>if(rcnt1 == -1){</text:p>
      <text:p text:style-name="P22"><text:s text:c="32"/>perror("read"); </text:p>
      <text:p text:style-name="P22"><text:s text:c="32"/>exit(1);</text:p>
      <text:p text:style-name="P22"><text:s text:c="24"/>}</text:p>
      <text:p text:style-name="P22"><text:s text:c="24"/></text:p>
      <text:p text:style-name="P22"><text:s text:c="16"/>} <text:s text:c="14"/></text:p>
      <text:p text:style-name="P22"><text:soft-page-break/><text:s text:c="4"/></text:p>
      <text:p text:style-name="P22"><text:s text:c="16"/>//con[res-1] = 0; without \n between the files </text:p>
      <text:p text:style-name="P22"><text:s text:c="4"/></text:p>
      <text:p text:style-name="P22"><text:s text:c="16"/>doWrite(fd, con, strlen(con));</text:p>
      <text:p text:style-name="P22"><text:s text:c="24"/></text:p>
      <text:p text:style-name="P22"><text:s text:c="16"/>if(close(fd1) == -1){</text:p>
      <text:p text:style-name="P22"><text:s text:c="24"/>printf("error closing file %s", infile);</text:p>
      <text:p text:style-name="P22"><text:s text:c="24"/>exit(1);</text:p>
      <text:p text:style-name="P22"><text:s text:c="16"/>}</text:p>
      <text:p text:style-name="P22"/>
      <text:p text:style-name="P22"><text:s text:c="16"/>free(con);</text:p>
      <text:p text:style-name="P22"><text:s text:c="16"/>fclose(fp);</text:p>
      <text:p text:style-name="P22"><text:s text:c="8"/>}</text:p>
      <text:p text:style-name="P22">}</text:p>
      <text:p text:style-name="P22"/>
      <text:p text:style-name="P22"/>
      <text:p text:style-name="P22"/>
      <text:p text:style-name="P22">-----------------------------------WRITE_FUN--------------------------------------------</text:p>
      <text:p text:style-name="P22"/>
      <text:p text:style-name="P22">-----------------------------------write_fun.h------------------------------------------</text:p>
      <text:p text:style-name="P22"/>
      <text:p text:style-name="P22">#ifndef WRITE_FUN_H</text:p>
      <text:p text:style-name="P22">#define WRITE_FUN_H</text:p>
      <text:p text:style-name="P22"/>
      <text:p text:style-name="P22">#include &lt;stdio.h&gt;</text:p>
      <text:p text:style-name="P22">#include &lt;unistd.h&gt;</text:p>
      <text:p text:style-name="P22">#include &lt;stdlib.h&gt;</text:p>
      <text:p text:style-name="P22"/>
      <text:p text:style-name="P22">void <text:s/>doWrite(int fd, char * <text:s/>buff, int len);</text:p>
      <text:p text:style-name="P22"/>
      <text:p text:style-name="P22">#endif</text:p>
      <text:p text:style-name="P22"/>
      <text:p text:style-name="P22"/>
      <text:p text:style-name="P22">-----------------------------------write_fun.c------------------------------------------</text:p>
      <text:p text:style-name="P22"/>
      <text:p text:style-name="P22">#include "write_fun.h"</text:p>
      <text:p text:style-name="P22"/>
      <text:p text:style-name="P22"/>
      <text:p text:style-name="P22">void <text:s/>doWrite(int fd, char * <text:s/>buff, int len){</text:p>
      <text:p text:style-name="P22"><text:s text:c="8"/>int idx = 0;</text:p>
      <text:p text:style-name="P22"><text:s text:c="8"/>idx = 0;</text:p>
      <text:p text:style-name="P22"><text:s text:c="8"/>int wcnt;</text:p>
      <text:p text:style-name="P22"><text:s text:c="8"/>do {</text:p>
      <text:p text:style-name="P22"><text:s text:c="12"/>wcnt = write(fd, buff + idx, len - idx);</text:p>
      <text:p text:style-name="P22"><text:s text:c="12"/>if(wcnt == -1){</text:p>
      <text:p text:style-name="P22"><text:s text:c="16"/>perror("write");</text:p>
      <text:p text:style-name="P22"><text:s text:c="16"/>exit(1);</text:p>
      <text:p text:style-name="P22"><text:s text:c="12"/>}</text:p>
      <text:p text:style-name="P22"><text:s text:c="12"/>else{</text:p>
      <text:p text:style-name="P22"><text:s text:c="12"/>idx += wcnt;</text:p>
      <text:p text:style-name="P22"><text:s text:c="12"/>}</text:p>
      <text:p text:style-name="P22"><text:s text:c="8"/>} while (idx &lt; len);</text:p>
      <text:p text:style-name="P22"><text:soft-page-break/></text:p>
      <text:p text:style-name="P22">}</text:p>
      <text:p text:style-name="P22">-------------------------------------------------------------------------------------------</text:p>
      <text:p text:style-name="P22"/>
      <text:p text:style-name="P22"/>
      <text:p text:style-name="P22">=======================================END_OF_CODE=========================================</text:p>
      <text:p text:style-name="P22"><text:span text:style-name="T15">2</text:span>)</text:p>
      <text:p text:style-name="P24">#include &lt;stdio.h&gt;</text:p>
      <text:p text:style-name="P24">#include &lt;string.h&gt;</text:p>
      <text:p text:style-name="P24">#include &lt;stdlib.h&gt;</text:p>
      <text:p text:style-name="P24"/>
      <text:p text:style-name="P24">#define defaultOutput "fconc.out" </text:p>
      <text:p text:style-name="P24">#define defaultOutput2 "fconc_2.out"</text:p>
      <text:p text:style-name="P24">#define defaultOutput3 "fconc_3.out"</text:p>
      <text:p text:style-name="P24"/>
      <text:p text:style-name="P24">int main(int argc, char **argv) { <text:s text:c="2"/></text:p>
      <text:p text:style-name="P24"><text:s text:c="4"/>FILE *inputFile1, *inputFile2; <text:s/></text:p>
      <text:p text:style-name="P24"><text:s text:c="4"/>FILE *outputFile;</text:p>
      <text:p text:style-name="P24"/>
      <text:p text:style-name="P24"><text:s text:c="4"/>/* Check if number of arguments is correct, if not show message to standard error */</text:p>
      <text:p text:style-name="P24"><text:s text:c="4"/>if (argc != 3 &amp;&amp; argc != 4) {</text:p>
      <text:p text:style-name="P24"><text:s text:c="8"/>fprintf(stderr, "Usage: ./fconc infile1 infile2 [outfile (default:fconc.out)]\n");</text:p>
      <text:p text:style-name="P24"><text:s text:c="8"/>return 0;</text:p>
      <text:p text:style-name="P24"><text:s text:c="4"/>} <text:s/></text:p>
      <text:p text:style-name="P24"><text:s/></text:p>
      <text:p text:style-name="P24"><text:s text:c="4"/>/* Open the 2 input files */</text:p>
      <text:p text:style-name="P24"><text:s text:c="4"/>inputFile1 = fopen(argv[1],"r");</text:p>
      <text:p text:style-name="P24"><text:s text:c="4"/>if (inputFile1 == NULL) {</text:p>
      <text:p text:style-name="P24"><text:s text:c="4"/><text:tab/>fprintf(stderr, "%s: No such file or directory\n", argv[1]);</text:p>
      <text:p text:style-name="P24"><text:s text:c="4"/><text:tab/>exit(EXIT_FAILURE);</text:p>
      <text:p text:style-name="P24"><text:s text:c="4"/>}</text:p>
      <text:p text:style-name="P24"/>
      <text:p text:style-name="P24"><text:s text:c="4"/>inputFile2 = fopen(argv[2], "r");</text:p>
      <text:p text:style-name="P24"><text:s text:c="4"/>if (inputFile2 == NULL) {</text:p>
      <text:p text:style-name="P24"><text:s text:c="4"/><text:tab/>fclose(inputFile1);</text:p>
      <text:p text:style-name="P24"><text:s text:c="4"/><text:tab/>fprintf(stderr, "%s: No such file or directory\n", argv[2]);</text:p>
      <text:p text:style-name="P24"><text:s text:c="4"/><text:tab/>exit(EXIT_FAILURE);</text:p>
      <text:p text:style-name="P24"><text:s text:c="4"/>}</text:p>
      <text:p text:style-name="P24"><text:s text:c="4"/></text:p>
      <text:p text:style-name="P24"><text:s text:c="4"/>/* Open the output file */ <text:s/></text:p>
      <text:p text:style-name="P24"><text:s text:c="4"/>if (argc == 3) {</text:p>
      <text:p text:style-name="P24"><text:s text:c="8"/>if ( !((strcmp(argv[1], defaultOutput) == 0) | (strcmp(argv[2], defaultOutput) == 0) )){</text:p>
      <text:p text:style-name="P24"><text:s text:c="12"/>outputFile = fopen(defaultOutput, "w+");</text:p>
      <text:p text:style-name="P24"><text:s text:c="12"/>printf("Output file is at: %s\n", defaultOutput);</text:p>
      <text:p text:style-name="P24"><text:s text:c="8"/>} </text:p>
      <text:p text:style-name="P24"><text:s text:c="8"/>else if(! ((strcmp(argv[1], defaultOutput2) == 0) | (strcmp(argv[2], defaultOutput2) == 0) ) ) {</text:p>
      <text:p text:style-name="P24"><text:s text:c="12"/>outputFile = fopen(defaultOutput2, "w+");</text:p>
      <text:p text:style-name="P24"><text:s text:c="12"/>printf("Output file is at: %s\n", defaultOutput2);</text:p>
      <text:p text:style-name="P24"><text:s text:c="8"/>} </text:p>
      <text:p text:style-name="P24"><text:s text:c="8"/>else {</text:p>
      <text:p text:style-name="P24"><text:s text:c="12"/>outputFile = fopen(defaultOutput3, "w+");</text:p>
      <text:p text:style-name="P24"><text:soft-page-break/><text:s text:c="12"/>printf("Output file is at: %s\n", defaultOutput3 );</text:p>
      <text:p text:style-name="P24"><text:s text:c="8"/>} </text:p>
      <text:p text:style-name="P24"><text:s text:c="4"/>}</text:p>
      <text:p text:style-name="P24"><text:s text:c="4"/>else { <text:s text:c="3"/>/* argc == 4 */</text:p>
      <text:p text:style-name="P24"><text:s text:c="8"/>if (! ((strcmp(argv[1], argv[3]) == 0) | (strcmp(argv[2], argv[3]) == 0) )) {</text:p>
      <text:p text:style-name="P24"><text:s text:c="12"/>/* Print to argv[3] */</text:p>
      <text:p text:style-name="P24"><text:s text:c="12"/>outputFile = fopen(argv[3], "w+");</text:p>
      <text:p text:style-name="P24"><text:s text:c="12"/>printf("Output file is: %s\n", argv[3]);</text:p>
      <text:p text:style-name="P24"><text:s text:c="8"/>}</text:p>
      <text:p text:style-name="P24"><text:s text:c="8"/>else { </text:p>
      <text:p text:style-name="P24"><text:s text:c="12"/>/* Output file is the same with input -&gt; It will be overwritten */</text:p>
      <text:p text:style-name="P24"><text:s text:c="12"/>if ( !((strcmp(argv[1], defaultOutput) == 0) | (strcmp(argv[2], defaultOutput) == 0) )){</text:p>
      <text:p text:style-name="P24"><text:s text:c="16"/>outputFile = fopen(defaultOutput, "w+");</text:p>
      <text:p text:style-name="P24"><text:s text:c="16"/>printf("Output file is at: %s\n", defaultOutput);</text:p>
      <text:p text:style-name="P24"><text:s text:c="12"/>} </text:p>
      <text:p text:style-name="P24"><text:s text:c="12"/>else if(! ((strcmp(argv[1], defaultOutput2) == 0) | (strcmp(argv[2], defaultOutput2) == 0) ) ) {</text:p>
      <text:p text:style-name="P24"><text:s text:c="16"/>outputFile = fopen(defaultOutput2, "w+");</text:p>
      <text:p text:style-name="P24"><text:s text:c="16"/>printf("Output file is at: %s\n", defaultOutput2);</text:p>
      <text:p text:style-name="P24"><text:s text:c="12"/>} </text:p>
      <text:p text:style-name="P24"><text:s text:c="12"/>else {</text:p>
      <text:p text:style-name="P24"><text:s text:c="16"/>outputFile = fopen(defaultOutput3, "w+");</text:p>
      <text:p text:style-name="P24"><text:s text:c="16"/>printf("Output file is at: %s\n", defaultOutput3 );</text:p>
      <text:p text:style-name="P24"><text:s text:c="12"/>} </text:p>
      <text:p text:style-name="P24"><text:s text:c="8"/>}</text:p>
      <text:p text:style-name="P24"><text:s text:c="4"/>} </text:p>
      <text:p text:style-name="P24"/>
      <text:p text:style-name="P24"><text:s text:c="4"/>/* Read from files character by character and immediately </text:p>
      <text:p text:style-name="P24"><text:s text:c="8"/>write to the output file (char by char)*/ </text:p>
      <text:p text:style-name="P24"><text:s text:c="4"/>char ch;</text:p>
      <text:p text:style-name="P24"><text:s text:c="4"/>while((ch = fgetc(inputFile1)) != EOF) { </text:p>
      <text:p text:style-name="P24"><text:s text:c="8"/>fputc(ch,outputFile);</text:p>
      <text:p text:style-name="P24"><text:s text:c="4"/>} </text:p>
      <text:p text:style-name="P24"><text:s/><text:tab/></text:p>
      <text:p text:style-name="P24"><text:s text:c="4"/>while((ch = fgetc(inputFile2)) != EOF) {</text:p>
      <text:p text:style-name="P24"><text:s text:c="8"/>fputc(ch,outputFile);</text:p>
      <text:p text:style-name="P24"><text:s text:c="4"/>}</text:p>
      <text:p text:style-name="P24"/>
      <text:p text:style-name="P24"><text:s text:c="4"/>fclose(inputFile1);</text:p>
      <text:p text:style-name="P24"><text:s text:c="4"/>fclose(inputFile2);</text:p>
      <text:p text:style-name="P24"><text:s text:c="4"/>fclose(outputFile);</text:p>
      <text:p text:style-name="P24"/>
      <text:p text:style-name="P24"><text:s text:c="4"/>return 0;</text:p>
      <text:p text:style-name="P24">}</text:p>
      <text:p text:style-name="P23"/>
      <text:p text:style-name="P38"><text:s/></text:p>
      <text:p text:style-name="P38"/>
      <text:p text:style-name="P38"/>
      <text:p text:style-name="P38"/>
      <text:p text:style-name="P38"/>
      <text:p text:style-name="P38"/>
      <text:p text:style-name="P38"/>
      <text:p text:style-name="P6"><text:soft-page-break/>Ερωτήσεις</text:p>
      <text:p text:style-name="P37"/>
      <text:p text:style-name="P48">Τρέξαμε την εντολή strace ./fconc A B C στα 2 προγράμματα και αντίστοιχα λάβαμε τις εξής απαντήσεις. Τα δεδομένα που μας ενδιαφέρουν τα έχουμε βάλει σε μεγαλύτερη γραμματοσειρά. </text:p>
      <text:p text:style-name="P41">Βλέπουμε πως στην δεύτερη λύση τα system calls όντως είναι αρκετά μειωμένα! </text:p>
      <text:p text:style-name="P41"/>
      <text:p text:style-name="P56">Σχόλια:</text:p>
      <text:p text:style-name="P55">Παρατηρούμε ότι έχουμε κάποια συγκεκριμένα system calls προκειμένου να κάνουμε read/write τα αρχεία. </text:p>
      <text:p text:style-name="P57">Στην πρώτη περίπτωση, παρατηρούμε ότι έχουμε ΧΧΧ calls ενώ στην δεύτερη περίπτωση έχουμε YYY calls. </text:p>
      <text:p text:style-name="P50"/>
      <text:list xml:id="list2795494163" text:style-name="L1">
        <text:list-item>
          <text:p text:style-name="P43">Στον πρώτο πηγαίο κώδικα αντιστοιχεί : </text:p>
        </text:list-item>
      </text:list>
      <text:p text:style-name="P36"/>
      <text:p text:style-name="P12">thodpap@thodpap:~/Documents/Σχολή/University/ComputerFlow/OperationalSystems/Labab/2nd Exercise(Orfeas)$ strace ./fconc A B C</text:p>
      <text:p text:style-name="P12">execve("./fconc", ["./fconc", "A", "B", "C"], 0x7ffd186d0268 /* 70 vars */) = 0</text:p>
      <text:p text:style-name="P12">brk(NULL) <text:s text:c="30"/>= 0x55e52ef8e000</text:p>
      <text:p text:style-name="P12">access("/etc/ld.so.nohwcap", F_OK) <text:s text:c="5"/>= -1 ENOENT (No such file or directory)</text:p>
      <text:p text:style-name="P12">access("/etc/ld.so.preload", R_OK) <text:s text:c="5"/>= -1 ENOENT (No such file or directory)</text:p>
      <text:p text:style-name="P12">openat(AT_FDCWD, "/etc/ld.so.cache", O_RDONLY|O_CLOEXEC) = 3</text:p>
      <text:p text:style-name="P12">fstat(3, {st_mode=S_IFREG|0644, st_size=209156, ...}) = 0</text:p>
      <text:p text:style-name="P12">mmap(NULL, 209156, PROT_READ, MAP_PRIVATE, 3, 0) = 0x7f9cf2249000</text:p>
      <text:p text:style-name="P12">close(3) <text:s text:c="31"/>= 0</text:p>
      <text:p text:style-name="P12">access("/etc/ld.so.nohwcap", F_OK) <text:s text:c="5"/>= -1 ENOENT (No such file or directory)</text:p>
      <text:p text:style-name="P12">openat(AT_FDCWD, "/lib/x86_64-linux-gnu/libc.so.6", O_RDONLY|O_CLOEXEC) = 3</text:p>
      <text:p text:style-name="P12">read(3, "\177ELF\2\1\1\3\0\0\0\0\0\0\0\0\3\0&gt;\0\1\0\0\0\20\35\2\0\0\0\0\0"..., 832) = 832</text:p>
      <text:p text:style-name="P12">fstat(3, {st_mode=S_IFREG|0755, st_size=2030928, ...}) = 0</text:p>
      <text:p text:style-name="P12">mmap(NULL, 8192, PROT_READ|PROT_WRITE, MAP_PRIVATE|MAP_ANONYMOUS, -1, 0) = 0x7f9cf2247000</text:p>
      <text:p text:style-name="P12">mmap(NULL, 4131552, PROT_READ|PROT_EXEC, MAP_PRIVATE|MAP_DENYWRITE, 3, 0) = 0x7f9cf1c63000</text:p>
      <text:p text:style-name="P12">mprotect(0x7f9cf1e4a000, 2097152, PROT_NONE) = 0</text:p>
      <text:p text:style-name="P12">mmap(0x7f9cf204a000, 24576, PROT_READ|PROT_WRITE, MAP_PRIVATE|MAP_FIXED|MAP_DENYWRITE, 3, 0x1e7000) = 0x7f9cf204a000</text:p>
      <text:p text:style-name="P12">mmap(0x7f9cf2050000, 15072, PROT_READ|PROT_WRITE, MAP_PRIVATE|MAP_FIXED|MAP_ANONYMOUS, -1, 0) = 0x7f9cf2050000</text:p>
      <text:p text:style-name="P12">close(3) <text:s text:c="31"/>= 0</text:p>
      <text:p text:style-name="P12">arch_prctl(ARCH_SET_FS, 0x7f9cf2248500) = 0</text:p>
      <text:p text:style-name="P12">mprotect(0x7f9cf204a000, 16384, PROT_READ) = 0</text:p>
      <text:p text:style-name="P12">mprotect(0x55e52e209000, 4096, PROT_READ) = 0</text:p>
      <text:p text:style-name="P12">mprotect(0x7f9cf227d000, 4096, PROT_READ) = 0</text:p>
      <text:p text:style-name="P12">munmap(0x7f9cf2249000, 209156) <text:s text:c="9"/>= 0</text:p>
      <text:p text:style-name="P12">fstat(1, {st_mode=S_IFCHR|0620, st_rdev=makedev(136, 0), ...}) = 0</text:p>
      <text:p text:style-name="P12">brk(NULL) <text:s text:c="30"/>= 0x55e52ef8e000</text:p>
      <text:p text:style-name="P12">brk(0x55e52efaf000) <text:s text:c="20"/>= 0x55e52efaf000</text:p>
      <text:p text:style-name="P39">write(1, "Nubmer of arguments: 4 \n", 24Nubmer of arguments: 4 </text:p>
      <text:p text:style-name="P39">) = 24</text:p>
      <text:p text:style-name="P39">write(1, "we go a true one\n", 17we go a true one</text:p>
      <text:p text:style-name="P39">) <text:s text:c="5"/>= 17</text:p>
      <text:p text:style-name="P39">openat(AT_FDCWD, "A", O_RDONLY) <text:s text:c="8"/>= 3</text:p>
      <text:p text:style-name="P39">fcntl(3, F_GETFL) <text:s text:c="22"/>= 0x8000 (flags O_RDONLY|O_LARGEFILE)</text:p>
      <text:p text:style-name="P39">fstat(3, {st_mode=S_IFREG|0644, st_size=34, ...}) = 0</text:p>
      <text:p text:style-name="P39">fstat(3, {st_mode=S_IFREG|0644, st_size=34, ...}) = 0</text:p>
      <text:p text:style-name="P39">lseek(3, 0, SEEK_SET) <text:s text:c="18"/>= 0</text:p>
      <text:p text:style-name="P39">read(3, "This is a test1.\nThis is a test1"..., 34) = 34</text:p>
      <text:p text:style-name="P39">close(3) <text:s text:c="31"/>= 0</text:p>
      <text:p text:style-name="P39">openat(AT_FDCWD, "A", O_RDONLY) <text:s text:c="8"/>= 3</text:p>
      <text:p text:style-name="P39">write(1, "3\n", 23</text:p>
      <text:p text:style-name="P39">) <text:s text:c="21"/>= 2</text:p>
      <text:p text:style-name="P39">write(1, "hallo there\n", 12hallo there</text:p>
      <text:p text:style-name="P39">) <text:s text:c="10"/>= 12</text:p>
      <text:p text:style-name="P39">read(3, "This is a test1.\nThis is a test1"..., 34) = 34</text:p>
      <text:p text:style-name="P39"><text:soft-page-break/>write(1, "hallo there\n", 12hallo there</text:p>
      <text:p text:style-name="P39">) <text:s text:c="10"/>= 12</text:p>
      <text:p text:style-name="P39">read(3, "", 34) <text:s text:c="24"/>= 0</text:p>
      <text:p text:style-name="P39">openat(AT_FDCWD, "C", O_WRONLY|O_CREAT|O_TRUNC, 0600) = 4</text:p>
      <text:p text:style-name="P39">write(1, "4\n", 24</text:p>
      <text:p text:style-name="P39">) <text:s text:c="21"/>= 2</text:p>
      <text:p text:style-name="P39">write(4, "This is a test1.\nThis is a test1"..., 34) = 34</text:p>
      <text:p text:style-name="P39">openat(AT_FDCWD, "B", O_RDONLY) <text:s text:c="8"/>= 5</text:p>
      <text:p text:style-name="P39">fcntl(5, F_GETFL) <text:s text:c="22"/>= 0x8000 (flags O_RDONLY|O_LARGEFILE)</text:p>
      <text:p text:style-name="P39">fstat(5, {st_mode=S_IFREG|0644, st_size=42, ...}) = 0</text:p>
      <text:p text:style-name="P39">fstat(5, {st_mode=S_IFREG|0644, st_size=42, ...}) = 0</text:p>
      <text:p text:style-name="P39">lseek(5, 0, SEEK_SET) <text:s text:c="18"/>= 0</text:p>
      <text:p text:style-name="P39">read(5, "This is a test1.\nThis is the sec"..., 42) = 42</text:p>
      <text:p text:style-name="P39">openat(AT_FDCWD, "B", O_RDONLY) <text:s text:c="8"/>= 6</text:p>
      <text:p text:style-name="P39">read(6, "This is a test1.\nThis is the sec"..., 42) = 42</text:p>
      <text:p text:style-name="P39">read(6, "", 42) <text:s text:c="24"/>= 0</text:p>
      <text:p text:style-name="P39">write(4, "This is a test1.\nThis is the sec"..., 42) = 42</text:p>
      <text:p text:style-name="P39">close(6) <text:s text:c="31"/>= 0</text:p>
      <text:p text:style-name="P39">close(5) <text:s text:c="31"/>= 0</text:p>
      <text:p text:style-name="P39">exit_group(0) <text:s text:c="22"/>= ?</text:p>
      <text:p text:style-name="P36"/>
      <text:list xml:id="list3817497417" text:style-name="L2">
        <text:list-item>
          <text:p text:style-name="P44">Στον δεύτερο πηγαίο κώδικα αντιστοιχεί : </text:p>
        </text:list-item>
      </text:list>
      <text:p text:style-name="P11"/>
      <text:p text:style-name="P11">thodpap@thodpap:~/Documents/Σχολή/University/ComputerFlow/OperationalSystems/Lab/1stLab/2nd Exercise(Theo)$ strace ./fconc A B C</text:p>
      <text:p text:style-name="P11">execve("./fconc", ["./fconc", "A", "B", "C"], 0x7fff64f52148 /* 71 vars */) = 0</text:p>
      <text:p text:style-name="P11">brk(NULL) <text:s text:c="30"/>= 0x55696dd1e000</text:p>
      <text:p text:style-name="P11">access("/etc/ld.so.nohwcap", F_OK) <text:s text:c="5"/>= -1 ENOENT (No such file or directory)</text:p>
      <text:p text:style-name="P11">access("/etc/ld.so.preload", R_OK) <text:s text:c="5"/>= -1 ENOENT (No such file or directory)</text:p>
      <text:p text:style-name="P11">openat(AT_FDCWD, "/etc/ld.so.cache", O_RDONLY|O_CLOEXEC) = 3</text:p>
      <text:p text:style-name="P11">fstat(3, {st_mode=S_IFREG|0644, st_size=209156, ...}) = 0</text:p>
      <text:p text:style-name="P11">mmap(NULL, 209156, PROT_READ, MAP_PRIVATE, 3, 0) = 0x7f31fd2c6000</text:p>
      <text:p text:style-name="P11">close(3) <text:s text:c="31"/>= 0</text:p>
      <text:p text:style-name="P11">access("/etc/ld.so.nohwcap", F_OK) <text:s text:c="5"/>= -1 ENOENT (No such file or directory)</text:p>
      <text:p text:style-name="P11">openat(AT_FDCWD, "/lib/x86_64-linux-gnu/libc.so.6", O_RDONLY|O_CLOEXEC) = 3</text:p>
      <text:p text:style-name="P11">read(3, "\177ELF\2\1\1\3\0\0\0\0\0\0\0\0\3\0&gt;\0\1\0\0\0\20\35\2\0\0\0\0\0"..., 832) = 832</text:p>
      <text:p text:style-name="P11">fstat(3, {st_mode=S_IFREG|0755, st_size=2030928, ...}) = 0</text:p>
      <text:p text:style-name="P11">mmap(NULL, 8192, PROT_READ|PROT_WRITE, MAP_PRIVATE|MAP_ANONYMOUS, -1, 0) = 0x7f31fd2c4000</text:p>
      <text:p text:style-name="P11">mmap(NULL, 4131552, PROT_READ|PROT_EXEC, MAP_PRIVATE|MAP_DENYWRITE, 3, 0) = 0x7f31fcce0000</text:p>
      <text:p text:style-name="P11">mprotect(0x7f31fcec7000, 2097152, PROT_NONE) = 0</text:p>
      <text:p text:style-name="P11">mmap(0x7f31fd0c7000, 24576, PROT_READ|PROT_WRITE, MAP_PRIVATE|MAP_FIXED|MAP_DENYWRITE, 3, 0x1e7000) = 0x7f31fd0c7000</text:p>
      <text:p text:style-name="P11">mmap(0x7f31fd0cd000, 15072, PROT_READ|PROT_WRITE, MAP_PRIVATE|MAP_FIXED|MAP_ANONYMOUS, -1, 0) = 0x7f31fd0cd000</text:p>
      <text:p text:style-name="P11">close(3) <text:s text:c="31"/>= 0</text:p>
      <text:p text:style-name="P11">arch_prctl(ARCH_SET_FS, 0x7f31fd2c54c0) = 0</text:p>
      <text:p text:style-name="P11">mprotect(0x7f31fd0c7000, 16384, PROT_READ) = 0</text:p>
      <text:p text:style-name="P11">mprotect(0x55696dcba000, 4096, PROT_READ) = 0</text:p>
      <text:p text:style-name="P11">mprotect(0x7f31fd2fa000, 4096, PROT_READ) = 0</text:p>
      <text:p text:style-name="P11">munmap(0x7f31fd2c6000, 209156) <text:s text:c="9"/>= 0</text:p>
      <text:p text:style-name="P11">brk(NULL) <text:s text:c="30"/>= 0x55696dd1e000</text:p>
      <text:p text:style-name="P11">brk(0x55696dd3f000) <text:s text:c="20"/>= 0x55696dd3f000</text:p>
      <text:p text:style-name="P40">openat(AT_FDCWD, "A", O_RDONLY) <text:s text:c="8"/>= 3</text:p>
      <text:p text:style-name="P40">openat(AT_FDCWD, "B", O_RDONLY) <text:s text:c="8"/>= 4</text:p>
      <text:p text:style-name="P40">openat(AT_FDCWD, "C", O_RDWR|O_CREAT|O_TRUNC, 0666) = 5</text:p>
      <text:p text:style-name="P40">fstat(1, {st_mode=S_IFCHR|0620, st_rdev=makedev(136, 0), ...}) = 0</text:p>
      <text:p text:style-name="P40">write(1, "Output file is: C\n", 18Output file is: C</text:p>
      <text:p text:style-name="P40">) <text:s text:c="4"/>= 18</text:p>
      <text:p text:style-name="P40">fstat(3, {st_mode=S_IFREG|0644, st_size=17, ...}) = 0</text:p>
      <text:p text:style-name="P40">read(3, "This is a test1.\n", 4096) <text:s text:c="4"/>= 17</text:p>
      <text:p text:style-name="P40">fstat(5, {st_mode=S_IFREG|0644, st_size=0, ...}) = 0</text:p>
      <text:p text:style-name="P40"><text:soft-page-break/>read(3, "", 4096) <text:s text:c="22"/>= 0</text:p>
      <text:p text:style-name="P40">fstat(4, {st_mode=S_IFREG|0644, st_size=25, ...}) = 0</text:p>
      <text:p text:style-name="P40">read(4, "This is the second test.\n", 4096) = 25</text:p>
      <text:p text:style-name="P40">read(4, "", 4096) <text:s text:c="22"/>= 0</text:p>
      <text:p text:style-name="P40">close(3) <text:s text:c="31"/>= 0</text:p>
      <text:p text:style-name="P40">close(4) <text:s text:c="31"/>= 0</text:p>
      <text:p text:style-name="P40">write(5, "This is a test1.\nThis is the sec"..., 42) = 42</text:p>
      <text:p text:style-name="P40">close(5) <text:s text:c="31"/>= 0</text:p>
      <text:p text:style-name="P40">exit_group(0) <text:s text:c="26"/>= ?</text:p>
      <text:p text:style-name="P11">+++ exited with 0 +++</text:p>
      <text:p text:style-name="P65">Προαιρετικές Ερωτήσεις</text:p>
      <text:p text:style-name="P58"/>
      <text:p text:style-name="P58">1)</text:p>
      <text:p text:style-name="P53">thodpap@thodpap:~/Documents/Σχολή/University/ComputerFlow/OperationalSystems/Lab/1stLab$ strace strace</text:p>
      <text:p text:style-name="P53">execve("/usr/bin/strace", ["strace"], 0x7ffc42488be0 /* 71 vars */) = 0</text:p>
      <text:p text:style-name="P53">brk(NULL) <text:s text:c="30"/>= 0x562748dab000</text:p>
      <text:p text:style-name="P53">access("/etc/ld.so.nohwcap", F_OK) <text:s text:c="5"/>= -1 ENOENT (No such file or directory)</text:p>
      <text:p text:style-name="P53">access("/etc/ld.so.preload", R_OK) <text:s text:c="5"/>= -1 ENOENT (No such file or directory)</text:p>
      <text:p text:style-name="P53">openat(AT_FDCWD, "/etc/ld.so.cache", O_RDONLY|O_CLOEXEC) = 3</text:p>
      <text:p text:style-name="P53">fstat(3, {st_mode=S_IFREG|0644, st_size=209156, ...}) = 0</text:p>
      <text:p text:style-name="P53">mmap(NULL, 209156, PROT_READ, MAP_PRIVATE, 3, 0) = 0x7f2ccd840000</text:p>
      <text:p text:style-name="P53">close(3) <text:s text:c="31"/>= 0</text:p>
      <text:p text:style-name="P53">access("/etc/ld.so.nohwcap", F_OK) <text:s text:c="5"/>= -1 ENOENT (No such file or directory)</text:p>
      <text:p text:style-name="P53">openat(AT_FDCWD, "/usr/lib/x86_64-linux-gnu/libunwind-ptrace.so.0", O_RDONLY|O_CLOEXEC) = 3</text:p>
      <text:p text:style-name="P53">read(3, "\177ELF\2\1\1\0\0\0\0\0\0\0\0\0\3\0&gt;\0\1\0\0\0\20\16\0\0\0\0\0\0"..., 832) = 832</text:p>
      <text:p text:style-name="P53">fstat(3, {st_mode=S_IFREG|0644, st_size=14528, ...}) = 0</text:p>
      <text:p text:style-name="P53">mmap(NULL, 8192, PROT_READ|PROT_WRITE, MAP_PRIVATE|MAP_ANONYMOUS, -1, 0) = 0x7f2ccd83e000</text:p>
      <text:p text:style-name="P53">mmap(NULL, 2109736, PROT_READ|PROT_EXEC, MAP_PRIVATE|MAP_DENYWRITE, 3, 0) = 0x7f2ccd447000</text:p>
      <text:p text:style-name="P53">mprotect(0x7f2ccd449000, 2097152, PROT_NONE) = 0</text:p>
      <text:p text:style-name="P53">mmap(0x7f2ccd649000, 8192, PROT_READ|PROT_WRITE, MAP_PRIVATE|MAP_FIXED|MAP_DENYWRITE, 3, 0x2000) = 0x7f2ccd649000</text:p>
      <text:p text:style-name="P53">close(3) <text:s text:c="31"/>= 0</text:p>
      <text:p text:style-name="P53">access("/etc/ld.so.nohwcap", F_OK) <text:s text:c="5"/>= -1 ENOENT (No such file or directory)</text:p>
      <text:p text:style-name="P53">openat(AT_FDCWD, "/usr/lib/x86_64-linux-gnu/libunwind-x86_64.so.8", O_RDONLY|O_CLOEXEC) = 3</text:p>
      <text:p text:style-name="P53">read(3, "\177ELF\2\1\1\0\0\0\0\0\0\0\0\0\3\0&gt;\0\1\0\0\0`\26\0\0\0\0\0\0"..., 832) = 832</text:p>
      <text:p text:style-name="P53">fstat(3, {st_mode=S_IFREG|0644, st_size=67736, ...}) = 0</text:p>
      <text:p text:style-name="P53">mmap(NULL, 2223752, PROT_READ|PROT_EXEC, MAP_PRIVATE|MAP_DENYWRITE, 3, 0) = 0x7f2ccd228000</text:p>
      <text:p text:style-name="P53">mprotect(0x7f2ccd238000, 2093056, PROT_NONE) = 0</text:p>
      <text:p text:style-name="P53">mmap(0x7f2ccd437000, 8192, PROT_READ|PROT_WRITE, MAP_PRIVATE|MAP_FIXED|MAP_DENYWRITE, 3, 0xf000) = 0x7f2ccd437000</text:p>
      <text:p text:style-name="P53">mmap(0x7f2ccd439000, 56968, PROT_READ|PROT_WRITE, MAP_PRIVATE|MAP_FIXED|MAP_ANONYMOUS, -1, 0) = 0x7f2ccd439000</text:p>
      <text:p text:style-name="P53">close(3) <text:s text:c="31"/>= 0</text:p>
      <text:p text:style-name="P53">access("/etc/ld.so.nohwcap", F_OK) <text:s text:c="5"/>= -1 ENOENT (No such file or directory)</text:p>
      <text:p text:style-name="P53">openat(AT_FDCWD, "/lib/x86_64-linux-gnu/libc.so.6", O_RDONLY|O_CLOEXEC) = 3</text:p>
      <text:p text:style-name="P53">read(3, "\177ELF\2\1\1\3\0\0\0\0\0\0\0\0\3\0&gt;\0\1\0\0\0\20\35\2\0\0\0\0\0"..., 832) = 832</text:p>
      <text:p text:style-name="P53">fstat(3, {st_mode=S_IFREG|0755, st_size=2030928, ...}) = 0</text:p>
      <text:p text:style-name="P53">mmap(NULL, 4131552, PROT_READ|PROT_EXEC, MAP_PRIVATE|MAP_DENYWRITE, 3, 0) = 0x7f2ccce37000</text:p>
      <text:p text:style-name="P53">mprotect(0x7f2ccd01e000, 2097152, PROT_NONE) = 0</text:p>
      <text:p text:style-name="P53">mmap(0x7f2ccd21e000, 24576, PROT_READ|PROT_WRITE, MAP_PRIVATE|MAP_FIXED|MAP_DENYWRITE, 3, 0x1e7000) = 0x7f2ccd21e000</text:p>
      <text:p text:style-name="P53">mmap(0x7f2ccd224000, 15072, PROT_READ|PROT_WRITE, MAP_PRIVATE|MAP_FIXED|MAP_ANONYMOUS, -1, 0) = 0x7f2ccd224000</text:p>
      <text:p text:style-name="P53">close(3) <text:s text:c="31"/>= 0</text:p>
      <text:p text:style-name="P53">access("/etc/ld.so.nohwcap", F_OK) <text:s text:c="5"/>= -1 ENOENT (No such file or directory)</text:p>
      <text:p text:style-name="P53">openat(AT_FDCWD, "/lib/x86_64-linux-gnu/liblzma.so.5", O_RDONLY|O_CLOEXEC) = 3</text:p>
      <text:p text:style-name="P53">read(3, "\177ELF\2\1\1\0\0\0\0\0\0\0\0\0\3\0&gt;\0\1\0\0\0\340(\0\0\0\0\0\0"..., 832) = 832</text:p>
      <text:p text:style-name="P53">fstat(3, {st_mode=S_IFREG|0644, st_size=153984, ...}) = 0</text:p>
      <text:p text:style-name="P53">mmap(NULL, 2248968, PROT_READ|PROT_EXEC, MAP_PRIVATE|MAP_DENYWRITE, 3, 0) = 0x7f2cccc11000</text:p>
      <text:p text:style-name="P53">mprotect(0x7f2cccc35000, 2097152, PROT_NONE) = 0</text:p>
      <text:p text:style-name="P53">mmap(0x7f2ccce35000, 8192, PROT_READ|PROT_WRITE, MAP_PRIVATE|MAP_FIXED|MAP_DENYWRITE, 3, 0x24000) = 0x7f2ccce35000</text:p>
      <text:p text:style-name="P53">close(3) <text:s text:c="31"/>= 0</text:p>
      <text:p text:style-name="P53">access("/etc/ld.so.nohwcap", F_OK) <text:s text:c="5"/>= -1 ENOENT (No such file or directory)</text:p>
      <text:p text:style-name="P53">openat(AT_FDCWD, "/usr/lib/x86_64-linux-gnu/libunwind.so.8", O_RDONLY|O_CLOEXEC) = 3</text:p>
      <text:p text:style-name="P53">read(3, "\177ELF\2\1\1\0\0\0\0\0\0\0\0\0\3\0&gt;\0\1\0\0\0P\36\0\0\0\0\0\0"..., 832) = 832</text:p>
      <text:p text:style-name="P53">fstat(3, {st_mode=S_IFREG|0644, st_size=51384, ...}) = 0</text:p>
      <text:p text:style-name="P53">mmap(NULL, 2207400, PROT_READ|PROT_EXEC, MAP_PRIVATE|MAP_DENYWRITE, 3, 0) = 0x7f2ccc9f6000</text:p>
      <text:p text:style-name="P53">mprotect(0x7f2ccca02000, 2093056, PROT_NONE) = 0</text:p>
      <text:p text:style-name="P53">mmap(0x7f2cccc01000, 8192, PROT_READ|PROT_WRITE, MAP_PRIVATE|MAP_FIXED|MAP_DENYWRITE, 3, 0xb000) = 0x7f2cccc01000</text:p>
      <text:p text:style-name="P53">mmap(0x7f2cccc03000, 57000, PROT_READ|PROT_WRITE, MAP_PRIVATE|MAP_FIXED|MAP_ANONYMOUS, -1, 0) = 0x7f2cccc03000</text:p>
      <text:p text:style-name="P53">close(3) <text:s text:c="31"/>= 0</text:p>
      <text:p text:style-name="P53">access("/etc/ld.so.nohwcap", F_OK) <text:s text:c="5"/>= -1 ENOENT (No such file or directory)</text:p>
      <text:p text:style-name="P53">openat(AT_FDCWD, "/lib/x86_64-linux-gnu/libdl.so.2", O_RDONLY|O_CLOEXEC) = 3</text:p>
      <text:p text:style-name="P53">read(3, "\177ELF\2\1\1\0\0\0\0\0\0\0\0\0\3\0&gt;\0\1\0\0\0P\16\0\0\0\0\0\0"..., 832) = 832</text:p>
      <text:p text:style-name="P53">fstat(3, {st_mode=S_IFREG|0644, st_size=14560, ...}) = 0</text:p>
      <text:p text:style-name="P53">mmap(NULL, 2109712, PROT_READ|PROT_EXEC, MAP_PRIVATE|MAP_DENYWRITE, 3, 0) = 0x7f2ccc7f2000</text:p>
      <text:p text:style-name="P53"><text:soft-page-break/>mprotect(0x7f2ccc7f5000, 2093056, PROT_NONE) = 0</text:p>
      <text:p text:style-name="P53">mmap(0x7f2ccc9f4000, 8192, PROT_READ|PROT_WRITE, MAP_PRIVATE|MAP_FIXED|MAP_DENYWRITE, 3, 0x2000) = 0x7f2ccc9f4000</text:p>
      <text:p text:style-name="P53">close(3) <text:s text:c="31"/>= 0</text:p>
      <text:p text:style-name="P53">access("/etc/ld.so.nohwcap", F_OK) <text:s text:c="5"/>= -1 ENOENT (No such file or directory)</text:p>
      <text:p text:style-name="P53">openat(AT_FDCWD, "/lib/x86_64-linux-gnu/libpthread.so.0", O_RDONLY|O_CLOEXEC) = 3</text:p>
      <text:p text:style-name="P53">read(3, "\177ELF\2\1\1\0\0\0\0\0\0\0\0\0\3\0&gt;\0\1\0\0\0000b\0\0\0\0\0\0"..., 832) = 832</text:p>
      <text:p text:style-name="P53">fstat(3, {st_mode=S_IFREG|0755, st_size=144976, ...}) = 0</text:p>
      <text:p text:style-name="P53">mmap(NULL, 8192, PROT_READ|PROT_WRITE, MAP_PRIVATE|MAP_ANONYMOUS, -1, 0) = 0x7f2ccd83c000</text:p>
      <text:p text:style-name="P53">mmap(NULL, 2221184, PROT_READ|PROT_EXEC, MAP_PRIVATE|MAP_DENYWRITE, 3, 0) = 0x7f2ccc5d3000</text:p>
      <text:p text:style-name="P53">mprotect(0x7f2ccc5ed000, 2093056, PROT_NONE) = 0</text:p>
      <text:p text:style-name="P53">mmap(0x7f2ccc7ec000, 8192, PROT_READ|PROT_WRITE, MAP_PRIVATE|MAP_FIXED|MAP_DENYWRITE, 3, 0x19000) = 0x7f2ccc7ec000</text:p>
      <text:p text:style-name="P53">mmap(0x7f2ccc7ee000, 13440, PROT_READ|PROT_WRITE, MAP_PRIVATE|MAP_FIXED|MAP_ANONYMOUS, -1, 0) = 0x7f2ccc7ee000</text:p>
      <text:p text:style-name="P53">close(3) <text:s text:c="31"/>= 0</text:p>
      <text:p text:style-name="P53">mmap(NULL, 12288, PROT_READ|PROT_WRITE, MAP_PRIVATE|MAP_ANONYMOUS, -1, 0) = 0x7f2ccd839000</text:p>
      <text:p text:style-name="P53">arch_prctl(ARCH_SET_FS, 0x7f2ccd839740) = 0</text:p>
      <text:p text:style-name="P53">mprotect(0x7f2ccd21e000, 16384, PROT_READ) = 0</text:p>
      <text:p text:style-name="P53">mprotect(0x7f2ccc7ec000, 4096, PROT_READ) = 0</text:p>
      <text:p text:style-name="P53">mprotect(0x7f2ccc9f4000, 4096, PROT_READ) = 0</text:p>
      <text:p text:style-name="P53">mprotect(0x7f2ccce35000, 4096, PROT_READ) = 0</text:p>
      <text:p text:style-name="P53">mprotect(0x7f2cccc01000, 4096, PROT_READ) = 0</text:p>
      <text:p text:style-name="P53">mprotect(0x7f2ccd437000, 4096, PROT_READ) = 0</text:p>
      <text:p text:style-name="P53">mprotect(0x7f2ccd649000, 4096, PROT_READ) = 0</text:p>
      <text:p text:style-name="P53">mprotect(0x5627481a7000, 299008, PROT_READ) = 0</text:p>
      <text:p text:style-name="P53">mprotect(0x7f2ccd874000, 4096, PROT_READ) = 0</text:p>
      <text:p text:style-name="P53">munmap(0x7f2ccd840000, 209156) <text:s text:c="9"/>= 0</text:p>
      <text:p text:style-name="P53">set_tid_address(0x7f2ccd839a10) <text:s text:c="8"/>= 5235</text:p>
      <text:p text:style-name="P53">set_robust_list(0x7f2ccd839a20, 24) <text:s text:c="4"/>= 0</text:p>
      <text:p text:style-name="P53">rt_sigaction(SIGRTMIN, {sa_handler=0x7f2ccc5d8cb0, sa_mask=[], sa_flags=SA_RESTORER|SA_SIGINFO, sa_restorer=0x7f2ccc5e5980}, NULL, 8) = 0</text:p>
      <text:p text:style-name="P53">rt_sigaction(SIGRT_1, {sa_handler=0x7f2ccc5d8d50, sa_mask=[], sa_flags=SA_RESTORER|SA_RESTART|SA_SIGINFO, sa_restorer=0x7f2ccc5e5980}, NULL, 8) = 0</text:p>
      <text:p text:style-name="P53">rt_sigprocmask(SIG_UNBLOCK, [RTMIN RT_1], NULL, 8) = 0</text:p>
      <text:p text:style-name="P53">prlimit64(0, RLIMIT_STACK, NULL, {rlim_cur=8192*1024, rlim_max=RLIM64_INFINITY}) = 0</text:p>
      <text:p text:style-name="P53">getpid() <text:s text:c="31"/>= 5235</text:p>
      <text:p text:style-name="P53">uname({sysname="Linux", nodename="thodpap", ...}) = 0</text:p>
      <text:p text:style-name="P53">brk(NULL) <text:s text:c="30"/>= 0x562748dab000</text:p>
      <text:p text:style-name="P53">brk(0x562748dcc000) <text:s text:c="20"/>= 0x562748dcc000</text:p>
      <text:p text:style-name="P53">write(2, "strace: must have PROG [ARGS] or"..., 40strace: must have PROG [ARGS] or -p PID</text:p>
      <text:p text:style-name="P53">) = 40</text:p>
      <text:p text:style-name="P53">write(2, "Try 'strace -h' for more informa"..., 38Try 'strace -h' for more information.</text:p>
      <text:p text:style-name="P53">) = 38</text:p>
      <text:p text:style-name="P53">getpid() <text:s text:c="31"/>= 5235</text:p>
      <text:p text:style-name="P53">exit_group(1) <text:s text:c="26"/>= ?</text:p>
      <text:p text:style-name="P53">+++ exited with 1 +++</text:p>
      <text:p text:style-name="P58"/>
      <text:p text:style-name="P59"/>
      <text:p text:style-name="P58">2)</text:p>
      <text:p text:style-name="P61">Στην πρώτη περίπτωση <text:span text:style-name="T18">τρέχουμε</text:span> την εντολή με το object file <text:span text:style-name="T20">της main</text:span> <text:span text:style-name="T19">ενώ στην δεύτερη τρέχουμε το executable της zing. Αυτό συμβαίνει καθώς στην πρώτη περίπτωση δεδομένου ότι καλούμε το object file δεν έχει γίνει το link μεταξύ object file και executable επομένως πηγαίνει στην main+20. Αντίθετα, στην 2η περίπτωση έχει ήδη καλεστεί και για αυτό καλείτε η συνάρτηση zing. </text:span></text:p>
      <text:p text:style-name="P61"/>
      <text:p text:style-name="P58">3)</text:p>
      <text:p text:style-name="P60">Μπορούμε να το υλοποιήσουμε αυτό κάνοντας κάποιες στοιχειώδεις τροποποιήσεις στους παραπάνω κώδικες. </text:p>
      <text:p text:style-name="P60"/>
      <text:p text:style-name="P58">4)</text:p>
      <text:p text:style-name="P62">Τρέχοντας την strace να δούμε τα system calls παρατηρούμε πώς προσπαθεί να κάνει access το /<text:span text:style-name="T22">etc</text:span><text:span text:style-name="T23">/shadow που περιέχει τους κωδικούς για κάθε user. Γιαυτό και πετάει έρρορ.</text:span></text:p>
      <text:p text:style-name="P62"/>
      <text:p text:style-name="P54"><text:s/>execve("/home/oslab/code/whoops/whoops", ["/home/oslab/code/whoops/whoops"], [/* <text:s text:c="109"/>18 vars */]) = 0</text:p>
      <text:p text:style-name="P54"><text:soft-page-break/>[ Process PID=8703 runs in 32 bit mode. ]</text:p>
      <text:p text:style-name="P54">brk(0) <text:s text:c="33"/>= 0x8a1a000</text:p>
      <text:p text:style-name="P54">access("/etc/ld.so.nohwcap", F_OK) <text:s text:c="5"/>= -1 ENOENT (No such file or directory)</text:p>
      <text:p text:style-name="P54">mmap2(NULL, 4096, PROT_READ|PROT_WRITE, MAP_PRIVATE|MAP_ANONYMOUS, -1, 0) = 0xff <text:s text:c="108"/>fffffff7724000</text:p>
      <text:p text:style-name="P54">access("/etc/ld.so.preload", R_OK) <text:s text:c="5"/>= -1 ENOENT (No such file or directory)</text:p>
      <text:p text:style-name="P54">open("/etc/ld.so.cache", O_RDONLY|O_CLOEXEC) = 3</text:p>
      <text:p text:style-name="P54">fstat64(3, {st_mode=S_IFREG|0644, st_size=30952, ...}) = 0</text:p>
      <text:p text:style-name="P54">mmap2(NULL, 30952, PROT_READ, MAP_PRIVATE, 3, 0) = 0xfffffffff771c000</text:p>
      <text:p text:style-name="P54">close(3) <text:s text:c="31"/>= 0</text:p>
      <text:p text:style-name="P54">access("/etc/ld.so.nohwcap", F_OK) <text:s text:c="5"/>= -1 ENOENT (No such file or directory)</text:p>
      <text:p text:style-name="P54">open("/lib32/libc.so.6", O_RDONLY|O_CLOEXEC) = 3</text:p>
      <text:p text:style-name="P54">read(3, "\177ELF\1\1\1\3\0\0\0\0\0\0\0\0\3\0\3\0\1\0\0\0\300\233\1\0004\0\0\0".. <text:s text:c="108"/>., 512) = 512</text:p>
      <text:p text:style-name="P54">fstat64(3, {st_mode=S_IFREG|0755, st_size=1750708, ...}) = 0</text:p>
      <text:p text:style-name="P54">mmap2(NULL, 4096, PROT_READ|PROT_WRITE, MAP_PRIVATE|MAP_ANONYMOUS, -1, 0) = 0xff <text:s text:c="108"/>fffffff771b000</text:p>
      <text:p text:style-name="P54">mmap2(NULL, 1755772, PROT_READ|PROT_EXEC, MAP_PRIVATE|MAP_DENYWRITE, 3, 0) = 0xf <text:s text:c="108"/>ffffffff756e000</text:p>
      <text:p text:style-name="P54">mmap2(0xf7715000, 12288, PROT_READ|PROT_WRITE, MAP_PRIVATE|MAP_FIXED|MAP_DENYWRI <text:s text:c="108"/>TE, 3, 0x1a7000) = 0xfffffffff7715000</text:p>
      <text:p text:style-name="P54">mmap2(0xf7718000, 10876, PROT_READ|PROT_WRITE, MAP_PRIVATE|MAP_FIXED|MAP_ANONYMO <text:s text:c="108"/>US, -1, 0) = 0xfffffffff7718000</text:p>
      <text:p text:style-name="P54">close(3) <text:s text:c="31"/>= 0</text:p>
      <text:p text:style-name="P54">mmap2(NULL, 4096, PROT_READ|PROT_WRITE, MAP_PRIVATE|MAP_ANONYMOUS, -1, 0) = 0xff <text:s text:c="108"/>fffffff756d000</text:p>
      <text:p text:style-name="P54">set_thread_area({entry_number:-1, base_addr:0xf756d700, limit:1048575, seg_32bit <text:s text:c="108"/>:1, contents:0, read_exec_only:0, limit_in_pages:1, seg_not_present:0, useable:1 <text:s text:c="108"/>}) = 0 (entry_number:12)</text:p>
      <text:p text:style-name="P54">mprotect(0xf7715000, 8192, PROT_READ) <text:s text:c="2"/>= 0</text:p>
      <text:p text:style-name="P54">mprotect(0xf7748000, 4096, PROT_READ) <text:s text:c="2"/>= 0</text:p>
      <text:p text:style-name="P54">munmap(0xf771c000, 30952) <text:s text:c="14"/>= 0</text:p>
      <text:p text:style-name="P54">open("/etc/shadow", O_RDONLY) <text:s text:c="10"/>= -1 EACCES (Permission denied)</text:p>
      <text:p text:style-name="P54">write(2, "Problem!\n", 9Problem!</text:p>
      <text:p text:style-name="P54">) <text:s text:c="14"/>= 9</text:p>
      <text:p text:style-name="P54">exit_group(1) <text:s text:c="26"/>= ?</text:p>
      <text:p text:style-name="P54">+++ exited with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2T22:40:20.640801296</meta:creation-date>
    <dc:date>2021-03-27T01:00:57.316346719</dc:date>
    <meta:editing-duration>PT2H38M15S</meta:editing-duration>
    <meta:editing-cycles>149</meta:editing-cycles>
    <meta:generator>LibreOffice/6.0.7.3$Linux_X86_64 LibreOffice_project/00m0$Build-3</meta:generator>
    <meta:document-statistic meta:table-count="0" meta:image-count="0" meta:object-count="0" meta:page-count="15" meta:paragraph-count="571" meta:word-count="2980" meta:character-count="29449" meta:non-whitespace-character-count="21942"/>
  </office:meta>
</office:document-meta>
</file>